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2547" officeooo:paragraph-rsid="000d2547"/>
    </style:style>
    <style:style style:name="P2" style:family="paragraph" style:parent-style-name="Standard">
      <style:text-properties fo:font-weight="bold" officeooo:rsid="000d2547" officeooo:paragraph-rsid="000d2547" style:font-weight-asian="bold" style:font-weight-complex="bold"/>
    </style:style>
    <style:style style:name="P3" style:family="paragraph" style:parent-style-name="Standard">
      <style:paragraph-properties fo:margin-left="1.251cm" fo:margin-right="0cm" fo:text-indent="0cm" style:auto-text-indent="false"/>
      <style:text-properties fo:font-weight="bold" officeooo:rsid="0015c2f6" officeooo:paragraph-rsid="0015c2f6" style:font-weight-asian="bold" style:font-weight-complex="bold"/>
    </style:style>
    <style:style style:name="P4" style:family="paragraph" style:parent-style-name="Standard">
      <style:paragraph-properties fo:margin-left="1.251cm" fo:margin-right="0cm" fo:text-indent="0cm" style:auto-text-indent="false"/>
      <style:text-properties fo:font-weight="bold" officeooo:rsid="00171fd8" officeooo:paragraph-rsid="00171fd8" style:font-weight-asian="bold" style:font-weight-complex="bold"/>
    </style:style>
    <style:style style:name="P5" style:family="paragraph" style:parent-style-name="Standard">
      <style:paragraph-properties fo:margin-left="1.251cm" fo:margin-right="0cm" fo:text-indent="0cm" style:auto-text-indent="false"/>
      <style:text-properties fo:font-weight="bold" officeooo:rsid="002564ee" officeooo:paragraph-rsid="002564ee" style:font-weight-asian="bold" style:font-weight-complex="bold"/>
    </style:style>
    <style:style style:name="P6" style:family="paragraph" style:parent-style-name="Standard">
      <style:paragraph-properties fo:margin-left="1.251cm" fo:margin-right="0cm" fo:text-indent="0cm" style:auto-text-indent="false"/>
      <style:text-properties fo:font-weight="bold" officeooo:rsid="00346db9" officeooo:paragraph-rsid="00346db9" style:font-weight-asian="bold" style:font-weight-complex="bold"/>
    </style:style>
    <style:style style:name="P7" style:family="paragraph" style:parent-style-name="Standard">
      <style:text-properties fo:font-weight="bold" officeooo:rsid="00551ba2" officeooo:paragraph-rsid="00551ba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d2547" officeooo:paragraph-rsid="000d2547" style:font-size-asian="14pt" style:font-weight-asian="bold" style:font-size-complex="14pt" style:font-weight-complex="bold"/>
    </style:style>
    <style:style style:name="P9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fo:font-size="14pt" fo:font-weight="bold" officeooo:rsid="00511b06" officeooo:paragraph-rsid="00511b06" style:font-size-asian="14pt" style:font-weight-asian="bold" style:font-size-complex="14pt" style:font-weight-complex="bold"/>
    </style:style>
    <style:style style:name="P10" style:family="paragraph" style:parent-style-name="Standard">
      <style:text-properties officeooo:rsid="001443b2" officeooo:paragraph-rsid="001443b2"/>
    </style:style>
    <style:style style:name="P11" style:family="paragraph" style:parent-style-name="Standard">
      <style:text-properties officeooo:rsid="001e5d97" officeooo:paragraph-rsid="001e5d97"/>
    </style:style>
    <style:style style:name="P12" style:family="paragraph" style:parent-style-name="Standard">
      <style:text-properties officeooo:rsid="00241e75" officeooo:paragraph-rsid="00241e75"/>
    </style:style>
    <style:style style:name="P13" style:family="paragraph" style:parent-style-name="Standard">
      <style:text-properties officeooo:rsid="003198ed" officeooo:paragraph-rsid="003198ed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421f7b" officeooo:paragraph-rsid="00421f7b"/>
    </style:style>
    <style:style style:name="P15" style:family="paragraph" style:parent-style-name="Standard" style:list-style-name="List_20_1">
      <style:text-properties officeooo:rsid="000f75ac" officeooo:paragraph-rsid="000f75ac"/>
    </style:style>
    <style:style style:name="P16" style:family="paragraph" style:parent-style-name="Standard" style:list-style-name="List_20_1">
      <style:text-properties officeooo:rsid="0015b38c" officeooo:paragraph-rsid="0015b38c"/>
    </style:style>
    <style:style style:name="P17" style:family="paragraph" style:parent-style-name="Standard" style:list-style-name="List_20_1">
      <style:text-properties officeooo:rsid="003c646f" officeooo:paragraph-rsid="003c646f"/>
    </style:style>
    <style:style style:name="P18" style:family="paragraph" style:parent-style-name="Standard" style:list-style-name="List_20_1">
      <style:text-properties officeooo:rsid="003b42ec" officeooo:paragraph-rsid="003b42ec"/>
    </style:style>
    <style:style style:name="P19" style:family="paragraph" style:parent-style-name="Standard" style:list-style-name="List_20_1">
      <style:text-properties officeooo:rsid="001443b2" officeooo:paragraph-rsid="001443b2"/>
    </style:style>
    <style:style style:name="P20" style:family="paragraph" style:parent-style-name="Standard" style:list-style-name="List_20_1">
      <style:text-properties officeooo:rsid="002a50a8" officeooo:paragraph-rsid="002a50a8"/>
    </style:style>
    <style:style style:name="P21" style:family="paragraph" style:parent-style-name="Standard" style:list-style-name="List_20_1">
      <style:text-properties officeooo:rsid="0039f71a" officeooo:paragraph-rsid="0039f71a"/>
    </style:style>
    <style:style style:name="P22" style:family="paragraph" style:parent-style-name="Standard" style:list-style-name="List_20_1">
      <style:text-properties officeooo:rsid="003e3161" officeooo:paragraph-rsid="003e3161"/>
    </style:style>
    <style:style style:name="P23" style:family="paragraph" style:parent-style-name="Standard" style:list-style-name="List_20_1">
      <style:text-properties officeooo:rsid="0040125c" officeooo:paragraph-rsid="0040125c"/>
    </style:style>
    <style:style style:name="P24" style:family="paragraph" style:parent-style-name="Standard" style:list-style-name="List_20_1">
      <style:text-properties officeooo:rsid="0019de36" officeooo:paragraph-rsid="0019de36"/>
    </style:style>
    <style:style style:name="P25" style:family="paragraph" style:parent-style-name="Standard" style:list-style-name="List_20_1">
      <style:text-properties officeooo:rsid="001baff2" officeooo:paragraph-rsid="001baff2"/>
    </style:style>
    <style:style style:name="P26" style:family="paragraph" style:parent-style-name="Standard" style:list-style-name="List_20_1">
      <style:text-properties officeooo:rsid="001e5d97" officeooo:paragraph-rsid="001e5d97"/>
    </style:style>
    <style:style style:name="P27" style:family="paragraph" style:parent-style-name="Standard" style:list-style-name="List_20_1">
      <style:text-properties officeooo:rsid="00212ec9" officeooo:paragraph-rsid="00212ec9"/>
    </style:style>
    <style:style style:name="P28" style:family="paragraph" style:parent-style-name="Standard" style:list-style-name="List_20_1">
      <style:text-properties officeooo:rsid="004c2cd5" officeooo:paragraph-rsid="004c2cd5"/>
    </style:style>
    <style:style style:name="P29" style:family="paragraph" style:parent-style-name="Standard" style:list-style-name="List_20_1">
      <style:text-properties officeooo:rsid="002a5eb0" officeooo:paragraph-rsid="002a5eb0"/>
    </style:style>
    <style:style style:name="P30" style:family="paragraph" style:parent-style-name="Standard" style:list-style-name="List_20_1">
      <style:text-properties officeooo:rsid="002ba2e0" officeooo:paragraph-rsid="002ba2e0"/>
    </style:style>
    <style:style style:name="P31" style:family="paragraph" style:parent-style-name="Standard" style:list-style-name="List_20_1">
      <style:text-properties officeooo:rsid="00417a2a" officeooo:paragraph-rsid="00417a2a"/>
    </style:style>
    <style:style style:name="P32" style:family="paragraph" style:parent-style-name="Standard" style:list-style-name="List_20_1">
      <style:text-properties officeooo:rsid="0054cee8" officeooo:paragraph-rsid="0054cee8"/>
    </style:style>
    <style:style style:name="P33" style:family="paragraph" style:parent-style-name="Standard" style:list-style-name="List_20_1">
      <style:text-properties officeooo:rsid="00241e75" officeooo:paragraph-rsid="00241e75"/>
    </style:style>
    <style:style style:name="P34" style:family="paragraph" style:parent-style-name="Standard" style:list-style-name="List_20_1">
      <style:text-properties officeooo:rsid="0030c4d9" officeooo:paragraph-rsid="0030c4d9"/>
    </style:style>
    <style:style style:name="P35" style:family="paragraph" style:parent-style-name="Standard" style:list-style-name="List_20_1">
      <style:text-properties officeooo:rsid="002955c4" officeooo:paragraph-rsid="002955c4"/>
    </style:style>
    <style:style style:name="P36" style:family="paragraph" style:parent-style-name="Standard" style:list-style-name="List_20_1">
      <style:text-properties officeooo:rsid="003198ed" officeooo:paragraph-rsid="003198ed"/>
    </style:style>
    <style:style style:name="P37" style:family="paragraph" style:parent-style-name="Standard" style:list-style-name="List_20_1">
      <style:text-properties officeooo:rsid="00365c38" officeooo:paragraph-rsid="00365c38"/>
    </style:style>
    <style:style style:name="P38" style:family="paragraph" style:parent-style-name="Standard" style:list-style-name="List_20_1">
      <style:text-properties officeooo:rsid="00383a66" officeooo:paragraph-rsid="00383a66"/>
    </style:style>
    <style:style style:name="P39" style:family="paragraph" style:parent-style-name="Standard" style:list-style-name="List_20_1">
      <style:text-properties officeooo:rsid="005873b4" officeooo:paragraph-rsid="005873b4"/>
    </style:style>
    <style:style style:name="P40" style:family="paragraph" style:parent-style-name="Standard" style:list-style-name="List_20_1">
      <style:text-properties officeooo:rsid="005ea7a3" officeooo:paragraph-rsid="005ea7a3"/>
    </style:style>
    <style:style style:name="P41" style:family="paragraph" style:parent-style-name="Standard" style:list-style-name="List_20_1">
      <style:text-properties officeooo:rsid="005b8971" officeooo:paragraph-rsid="005b8971"/>
    </style:style>
    <style:style style:name="P42" style:family="paragraph" style:parent-style-name="Standard" style:list-style-name="List_20_1">
      <style:text-properties officeooo:rsid="005b94f0" officeooo:paragraph-rsid="005b94f0"/>
    </style:style>
    <style:style style:name="P43" style:family="paragraph" style:parent-style-name="Standard" style:list-style-name="List_20_1">
      <style:text-properties officeooo:rsid="005c84aa" officeooo:paragraph-rsid="005c84aa"/>
    </style:style>
    <style:style style:name="P44" style:family="paragraph" style:parent-style-name="Standard" style:list-style-name="List_20_1">
      <style:text-properties officeooo:rsid="0060872e" officeooo:paragraph-rsid="0060872e"/>
    </style:style>
    <style:style style:name="P45" style:family="paragraph" style:parent-style-name="Standard" style:list-style-name="List_20_1">
      <style:text-properties officeooo:rsid="0063f05d" officeooo:paragraph-rsid="0063f05d"/>
    </style:style>
    <style:style style:name="P46" style:family="paragraph" style:parent-style-name="Standard">
      <style:text-properties officeooo:rsid="0063f05d" officeooo:paragraph-rsid="0063f05d"/>
    </style:style>
    <style:style style:name="P47" style:family="paragraph" style:parent-style-name="Standard" style:list-style-name="List_20_1">
      <style:text-properties officeooo:rsid="0052f085" officeooo:paragraph-rsid="00474ae6"/>
    </style:style>
    <style:style style:name="P48" style:family="paragraph" style:parent-style-name="Standard" style:list-style-name="List_20_1">
      <style:text-properties officeooo:rsid="0052f085" officeooo:paragraph-rsid="0052f085"/>
    </style:style>
    <style:style style:name="P49" style:family="paragraph" style:parent-style-name="Standard" style:list-style-name="List_20_1">
      <style:text-properties officeooo:rsid="005324a1" officeooo:paragraph-rsid="005324a1"/>
    </style:style>
    <style:style style:name="P50" style:family="paragraph" style:parent-style-name="Standard" style:list-style-name="List_20_1">
      <style:text-properties officeooo:rsid="005324a1" officeooo:paragraph-rsid="00ba106e"/>
    </style:style>
    <style:style style:name="P51" style:family="paragraph" style:parent-style-name="Standard" style:list-style-name="List_20_1">
      <style:text-properties officeooo:rsid="0068aa46" officeooo:paragraph-rsid="0068aa46"/>
    </style:style>
    <style:style style:name="P52" style:family="paragraph" style:parent-style-name="Standard">
      <style:text-properties officeooo:rsid="006eff71" officeooo:paragraph-rsid="006eff71"/>
    </style:style>
    <style:style style:name="P53" style:family="paragraph" style:parent-style-name="Standard">
      <style:text-properties fo:font-weight="bold" officeooo:rsid="006eff71" officeooo:paragraph-rsid="006eff71" style:font-weight-asian="bold" style:font-weight-complex="bold"/>
    </style:style>
    <style:style style:name="P54" style:family="paragraph" style:parent-style-name="Standard" style:list-style-name="List_20_1">
      <style:text-properties officeooo:rsid="006fc85b" officeooo:paragraph-rsid="006fc85b"/>
    </style:style>
    <style:style style:name="P55" style:family="paragraph" style:parent-style-name="Standard" style:list-style-name="List_20_1">
      <style:text-properties officeooo:rsid="006fc85b" officeooo:paragraph-rsid="007724bd"/>
    </style:style>
    <style:style style:name="P56" style:family="paragraph" style:parent-style-name="Standard" style:list-style-name="List_20_1">
      <style:text-properties officeooo:rsid="006fc85b" officeooo:paragraph-rsid="007979c0"/>
    </style:style>
    <style:style style:name="P57" style:family="paragraph" style:parent-style-name="Standard" style:list-style-name="List_20_1">
      <style:text-properties officeooo:rsid="006fc85b" officeooo:paragraph-rsid="007c9199"/>
    </style:style>
    <style:style style:name="P58" style:family="paragraph" style:parent-style-name="Standard" style:list-style-name="List_20_1">
      <style:text-properties officeooo:rsid="006fc85b" officeooo:paragraph-rsid="00842f00"/>
    </style:style>
    <style:style style:name="P59" style:family="paragraph" style:parent-style-name="Standard" style:list-style-name="List_20_1">
      <style:text-properties officeooo:rsid="006fc85b" officeooo:paragraph-rsid="0098fba2"/>
    </style:style>
    <style:style style:name="P60" style:family="paragraph" style:parent-style-name="Standard">
      <style:text-properties officeooo:rsid="006fc85b" officeooo:paragraph-rsid="006fc85b"/>
    </style:style>
    <style:style style:name="P61" style:family="paragraph" style:parent-style-name="Standard">
      <style:text-properties officeooo:rsid="006fc85b" officeooo:paragraph-rsid="007c9199"/>
    </style:style>
    <style:style style:name="P62" style:family="paragraph" style:parent-style-name="Standard">
      <style:text-properties officeooo:rsid="006fc85b" officeooo:paragraph-rsid="00842f00"/>
    </style:style>
    <style:style style:name="P63" style:family="paragraph" style:parent-style-name="Standard">
      <style:text-properties officeooo:rsid="0071524a" officeooo:paragraph-rsid="0071524a"/>
    </style:style>
    <style:style style:name="P64" style:family="paragraph" style:parent-style-name="Standard" style:list-style-name="List_20_1">
      <style:text-properties officeooo:rsid="0071524a" officeooo:paragraph-rsid="0071524a"/>
    </style:style>
    <style:style style:name="P65" style:family="paragraph" style:parent-style-name="Standard" style:list-style-name="List_20_1">
      <style:text-properties officeooo:rsid="007c9199" officeooo:paragraph-rsid="007c9199"/>
    </style:style>
    <style:style style:name="P66" style:family="paragraph" style:parent-style-name="Standard">
      <style:text-properties officeooo:rsid="007fa34e" officeooo:paragraph-rsid="007fa34e"/>
    </style:style>
    <style:style style:name="P67" style:family="paragraph" style:parent-style-name="Standard" style:list-style-name="List_20_1">
      <style:text-properties officeooo:rsid="008240d5" officeooo:paragraph-rsid="008240d5"/>
    </style:style>
    <style:style style:name="P68" style:family="paragraph" style:parent-style-name="Standard" style:list-style-name="List_20_1">
      <style:text-properties officeooo:rsid="00899f47" officeooo:paragraph-rsid="00899f47"/>
    </style:style>
    <style:style style:name="P69" style:family="paragraph" style:parent-style-name="Standard" style:list-style-name="List_20_1">
      <style:text-properties officeooo:rsid="008b1e1d" officeooo:paragraph-rsid="008b1e1d"/>
    </style:style>
    <style:style style:name="P70" style:family="paragraph" style:parent-style-name="Standard" style:list-style-name="List_20_1">
      <style:text-properties officeooo:rsid="008c419e" officeooo:paragraph-rsid="008c419e"/>
    </style:style>
    <style:style style:name="P71" style:family="paragraph" style:parent-style-name="Standard" style:list-style-name="List_20_1">
      <style:text-properties officeooo:rsid="009220d2" officeooo:paragraph-rsid="009220d2"/>
    </style:style>
    <style:style style:name="P72" style:family="paragraph" style:parent-style-name="Standard" style:list-style-name="List_20_1">
      <style:text-properties officeooo:rsid="0095954c" officeooo:paragraph-rsid="009ca9f2"/>
    </style:style>
    <style:style style:name="P73" style:family="paragraph" style:parent-style-name="Standard">
      <style:text-properties officeooo:rsid="00978961" officeooo:paragraph-rsid="00978961"/>
    </style:style>
    <style:style style:name="P74" style:family="paragraph" style:parent-style-name="Standard" style:list-style-name="List_20_1">
      <style:text-properties officeooo:rsid="00978961" officeooo:paragraph-rsid="00978961"/>
    </style:style>
    <style:style style:name="P75" style:family="paragraph" style:parent-style-name="Standard">
      <style:text-properties officeooo:rsid="009eebd4" officeooo:paragraph-rsid="009eebd4"/>
    </style:style>
    <style:style style:name="P76" style:family="paragraph" style:parent-style-name="Standard">
      <style:text-properties fo:font-size="14pt" fo:font-weight="bold" officeooo:rsid="005dd159" officeooo:paragraph-rsid="005dd159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rsid="00a249ab" officeooo:paragraph-rsid="00a249ab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rsid="00511b06" officeooo:paragraph-rsid="003b42ec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2pt" fo:font-weight="normal" officeooo:rsid="00a449e7" officeooo:paragraph-rsid="00a449e7" style:font-size-asian="10.5pt" style:font-weight-asian="normal" style:font-size-complex="12pt" style:font-weight-complex="normal"/>
    </style:style>
    <style:style style:name="P80" style:family="paragraph" style:parent-style-name="Standard">
      <style:text-properties fo:font-size="12pt" fo:font-weight="normal" officeooo:rsid="00a604f1" officeooo:paragraph-rsid="00a604f1" style:font-size-asian="10.5pt" style:font-weight-asian="normal" style:font-size-complex="12pt" style:font-weight-complex="normal"/>
    </style:style>
    <style:style style:name="P81" style:family="paragraph" style:parent-style-name="Standard" style:list-style-name="List_20_1">
      <style:text-properties officeooo:rsid="00afc89a" officeooo:paragraph-rsid="00afc89a"/>
    </style:style>
    <style:style style:name="P82" style:family="paragraph" style:parent-style-name="Standard" style:list-style-name="List_20_1">
      <style:text-properties officeooo:rsid="00b5d1b5" officeooo:paragraph-rsid="00b5d1b5"/>
    </style:style>
    <style:style style:name="T1" style:family="text">
      <style:text-properties officeooo:rsid="000e9243"/>
    </style:style>
    <style:style style:name="T2" style:family="text">
      <style:text-properties officeooo:rsid="000fe649"/>
    </style:style>
    <style:style style:name="T3" style:family="text">
      <style:text-properties officeooo:rsid="0010670d"/>
    </style:style>
    <style:style style:name="T4" style:family="text">
      <style:text-properties officeooo:rsid="0012a49d"/>
    </style:style>
    <style:style style:name="T5" style:family="text">
      <style:text-properties officeooo:rsid="0015c2f6"/>
    </style:style>
    <style:style style:name="T6" style:family="text">
      <style:text-properties officeooo:rsid="001d8c88"/>
    </style:style>
    <style:style style:name="T7" style:family="text">
      <style:text-properties officeooo:rsid="00225cc4"/>
    </style:style>
    <style:style style:name="T8" style:family="text">
      <style:text-properties fo:font-weight="bold" officeooo:rsid="00210428" style:font-weight-asian="bold" style:font-weight-complex="bold"/>
    </style:style>
    <style:style style:name="T9" style:family="text">
      <style:text-properties officeooo:rsid="002ed143"/>
    </style:style>
    <style:style style:name="T10" style:family="text">
      <style:text-properties officeooo:rsid="0030b15a"/>
    </style:style>
    <style:style style:name="T11" style:family="text">
      <style:text-properties officeooo:rsid="00326eaf"/>
    </style:style>
    <style:style style:name="T12" style:family="text">
      <style:text-properties officeooo:rsid="00383a66"/>
    </style:style>
    <style:style style:name="T13" style:family="text">
      <style:text-properties officeooo:rsid="00417a2a"/>
    </style:style>
    <style:style style:name="T14" style:family="text">
      <style:text-properties officeooo:rsid="004b5582"/>
    </style:style>
    <style:style style:name="T15" style:family="text">
      <style:text-properties officeooo:rsid="004c0b94"/>
    </style:style>
    <style:style style:name="T16" style:family="text">
      <style:text-properties officeooo:rsid="004df186"/>
    </style:style>
    <style:style style:name="T17" style:family="text">
      <style:text-properties officeooo:rsid="0050c135"/>
    </style:style>
    <style:style style:name="T18" style:family="text">
      <style:text-properties officeooo:rsid="00549719"/>
    </style:style>
    <style:style style:name="T19" style:family="text">
      <style:text-properties officeooo:rsid="0059e792"/>
    </style:style>
    <style:style style:name="T20" style:family="text">
      <style:text-properties officeooo:rsid="005b94f0"/>
    </style:style>
    <style:style style:name="T21" style:family="text">
      <style:text-properties officeooo:rsid="005dd159"/>
    </style:style>
    <style:style style:name="T22" style:family="text">
      <style:text-properties officeooo:rsid="00670504"/>
    </style:style>
    <style:style style:name="T23" style:family="text">
      <style:text-properties officeooo:rsid="006a2231"/>
    </style:style>
    <style:style style:name="T24" style:family="text">
      <style:text-properties officeooo:rsid="006a74de"/>
    </style:style>
    <style:style style:name="T25" style:family="text">
      <style:text-properties officeooo:rsid="006c2040"/>
    </style:style>
    <style:style style:name="T26" style:family="text">
      <style:text-properties officeooo:rsid="006d8d74"/>
    </style:style>
    <style:style style:name="T27" style:family="text">
      <style:text-properties officeooo:rsid="006eff71"/>
    </style:style>
    <style:style style:name="T28" style:family="text">
      <style:text-properties officeooo:rsid="007c9199"/>
    </style:style>
    <style:style style:name="T29" style:family="text">
      <style:text-properties officeooo:rsid="007fa34e"/>
    </style:style>
    <style:style style:name="T30" style:family="text">
      <style:text-properties officeooo:rsid="0080ef2b"/>
    </style:style>
    <style:style style:name="T31" style:family="text">
      <style:text-properties officeooo:rsid="00842f00"/>
    </style:style>
    <style:style style:name="T32" style:family="text">
      <style:text-properties officeooo:rsid="008738bc"/>
    </style:style>
    <style:style style:name="T33" style:family="text">
      <style:text-properties officeooo:rsid="008e2e86"/>
    </style:style>
    <style:style style:name="T34" style:family="text">
      <style:text-properties officeooo:rsid="008ef119"/>
    </style:style>
    <style:style style:name="T35" style:family="text">
      <style:text-properties officeooo:rsid="009045bc"/>
    </style:style>
    <style:style style:name="T36" style:family="text">
      <style:text-properties officeooo:rsid="009759b3"/>
    </style:style>
    <style:style style:name="T37" style:family="text">
      <style:text-properties officeooo:rsid="009ca9f2"/>
    </style:style>
    <style:style style:name="T38" style:family="text">
      <style:text-properties officeooo:rsid="009cd74a"/>
    </style:style>
    <style:style style:name="T39" style:family="text">
      <style:text-properties officeooo:rsid="00ade0e0"/>
    </style:style>
    <style:style style:name="T40" style:family="text">
      <style:text-properties officeooo:rsid="00ae5fd6"/>
    </style:style>
    <style:style style:name="T41" style:family="text">
      <style:text-properties officeooo:rsid="00b317cd"/>
    </style:style>
    <style:style style:name="T42" style:family="text">
      <style:text-properties officeooo:rsid="00b6d156"/>
    </style:style>
    <style:style style:name="T43" style:family="text">
      <style:text-properties officeooo:rsid="00b874d0"/>
    </style:style>
    <style:style style:name="T44" style:family="text">
      <style:text-properties officeooo:rsid="00bbf3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">Content Management System</text:span> Project</text:p>
      <text:p text:style-name="P1"/>
      <text:p text:style-name="P2">Requirements:</text:p>
      <text:list xml:id="list3801645419" text:style-name="List_20_1">
        <text:list-item>
          <text:p text:style-name="P15">Create a content management system (blog) whose content may be viewed by any member of the public</text:p>
        </text:list-item>
      </text:list>
      <text:p text:style-name="P3">Content Viewer</text:p>
      <text:list xml:id="list9083873157631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5">The <text:span text:style-name="T5">content </text:span>viewer will be in the form of a website.</text:p>
                        </text:list-item>
                        <text:list-item>
                          <text:p text:style-name="P16">The website will only be used for searching posts, viewing posts and adding comments</text:p>
                        </text:list-item>
                        <text:list-item>
                          <text:p text:style-name="P17">Users may only view published posts</text:p>
                        </text:list-item>
                        <text:list-item>
                          <text:p text:style-name="P17">Authors may preview posts prior to publishing them</text:p>
                        </text:list-item>
                        <text:list-item>
                          <text:p text:style-name="P18">Posts can be searched by category, subcategory and (maybe tags)</text:p>
                        </text:list-item>
                        <text:list-item>
                          <text:p text:style-name="P15">A non registered user of the website should be able to search for and view any content posted <text:span text:style-name="T14">an author</text:span>.</text:p>
                        </text:list-item>
                        <text:list-item>
                          <text:p text:style-name="P15">The user may also comment on any post if they have registered as a user <text:span text:style-name="T2">and are currently <text:s/>logged in</text:span></text:p>
                        </text:list-item>
                        <text:list-item>
                          <text:p text:style-name="P15"><text:span text:style-name="T3">During registration</text:span> the user will need to confirm their email addres<text:span text:style-name="T4">s</text:span></text:p>
                        </text:list-item>
                        <text:list-item>
                          <text:p text:style-name="P19">Only text comments may be posted by the user </text:p>
                        </text:list-item>
                        <text:list-item>
                          <text:p text:style-name="P19">Comments will only show once they have been approved by an adminstrator <text:span text:style-name="T6">or author</text:span></text:p>
                        </text:list-item>
                        <text:list-item>
                          <text:p text:style-name="P20">The website will be created using Blazor Web App .Net 8</text:p>
                        </text:list-item>
                        <text:list-item>
                          <text:p text:style-name="P21">The site will be styled using Bootstrap 5</text:p>
                        </text:list-item>
                        <text:list-item>
                          <text:p text:style-name="P22">The user and or author will need login every time a browser session is started</text:p>
                        </text:list-item>
                        <text:list-item>
                          <text:p text:style-name="P23">Comments <text:span text:style-name="T20">2</text:span> levels deep may be adde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p text:style-name="P4">Content creation and Administration</text:p>
      <text:list xml:id="list90839206758835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4">Content creation and administration will be done using a desktop app</text:p>
                        </text:list-item>
                        <text:list-item>
                          <text:p text:style-name="P24">The app must be able to <text:span text:style-name="T7">add</text:span> <text:span text:style-name="T32">and</text:span> edit any <text:span text:style-name="T7">content</text:span></text:p>
                        </text:list-item>
                        <text:list-item>
                          <text:p text:style-name="P25">To gain acces to the app, the admin and/or author will need to login</text:p>
                        </text:list-item>
                        <text:list-item>
                          <text:p text:style-name="P25">Several roles will be needed: administrator, author - <text:span text:style-name="T10">more may be added later</text:span></text:p>
                        </text:list-item>
                        <text:list-item>
                          <text:p text:style-name="P25">The administrator will have full access and permissions with the ability to added other administrators or authors</text:p>
                        </text:list-item>
                        <text:list-item>
                          <text:p text:style-name="P69">Categories and subcategories may only be added and edited by administrators</text:p>
                        </text:list-item>
                        <text:list-item>
                          <text:p text:style-name="P70">Authors can only see published categories and subcategories</text:p>
                        </text:list-item>
                        <text:list-item>
                          <text:p text:style-name="P25">The authors will only be able to create and edit <text:span text:style-name="T13">their own </text:span>content</text:p>
                        </text:list-item>
                        <text:list-item>
                          <text:p text:style-name="P68">Authors can add new tags or edit existing ones.</text:p>
                        </text:list-item>
                        <text:list-item>
                          <text:p text:style-name="P68">Authors may only use tags that they created</text:p>
                        </text:list-item>
                        <text:list-item>
                          <text:p text:style-name="P26">Each author or administrator will need their own copy of the desktop app</text:p>
                        </text:list-item>
                        <text:list-item>
                          <text:p text:style-name="P27">Content may be created using an external WYSIWYG editor – either commercial or open source and pasted into the content text area</text:p>
                        </text:list-item>
                        <text:list-item>
                          <text:p text:style-name="P27">if the author has the required html and css skills they can create the content directly in the text area <text:span text:style-name="T11">using </text:span><text:span text:style-name="T15">html with</text:span><text:span text:style-name="T11"> inline styling </text:span><text:span text:style-name="T17">(maybe styles in the head section)</text:span></text:p>
                        </text:list-item>
                        <text:list-item>
                          <text:p text:style-name="P28">As the author is <text:span text:style-name="T16">a </text:span>trusted source script tags will also be allowed if they feel it is warranted</text:p>
                        </text:list-item>
                        <text:list-item>
                          <text:p text:style-name="P29">The desktop app will be created using WPF</text:p>
                        </text:list-item>
                        <text:list-item>
                          <text:p text:style-name="P30">Accessing and saving any content will be through an ASP.Net WebAPI.</text:p>
                        </text:list-item>
                        <text:list-item>
                          <text:p text:style-name="P31">Comments that need approval may only be approved by the author of the post</text:p>
                        </text:list-item>
                        <text:list-item>
                          <text:p text:style-name="P32">An author added will be given a default password that he will need to change the first time he logs in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/>
      <text:p text:style-name="P11"><text:tab/><text:span text:style-name="T8">Content storage</text:span></text:p>
      <text:list xml:id="list90839359767599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3">All text content will be store in a sql server database</text:p>
                        </text:list-item>
                        <text:list-item>
                          <text:p text:style-name="P33">Images will be stored in <text:span text:style-name="T12">a</text:span> folder structure with path to the image stored in the database</text:p>
                        </text:list-item>
                        <text:list-item>
                          <text:p text:style-name="P34">Any videos included will be store as a link in the databas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2"><text:soft-page-break/></text:p>
      <text:p text:style-name="P5">Access control</text:p>
      <text:list xml:id="list90839161114911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5">All Administrator, Author and user details <text:span text:style-name="T9">and roles</text:span> will be stored in separate sql server database</text:p>
                        </text:list-item>
                        <text:list-item>
                          <text:p text:style-name="P36">Microsoft built in Individual Accounts will be used for authentication and authorization</text:p>
                        </text:list-item>
                        <text:list-item>
                          <text:p text:style-name="P22"/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3"/>
      <text:p text:style-name="P6">Content</text:p>
      <text:list xml:id="list90839138584822" text:continue-numbering="true" text:style-name="List_20_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37">Content will be stored as a Post</text:p>
                        </text:list-item>
                        <text:list-item>
                          <text:p text:style-name="P37">A post will have one main category but can have several subcategories</text:p>
                        </text:list-item>
                        <text:list-item>
                          <text:p text:style-name="P37">A post can have tages associated with it</text:p>
                        </text:list-item>
                        <text:list-item>
                          <text:p text:style-name="P38">A post can also have comments added <text:span text:style-name="T20">2</text:span> levels deep</text:p>
                        </text:list-item>
                        <text:list-item>
                          <text:p text:style-name="P18">A post can have any number of images or videos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p text:style-name="P7"/>
      <text:p text:style-name="P76">Content Database <text:span text:style-name="T27">Entities</text:span></text:p>
      <text:list xml:id="list90839087760034" text:continue-numbering="true" text:style-name="List_20_1">
        <text:list-item>
          <text:p text:style-name="P82">Many posts can fall under a main category</text:p>
        </text:list-item>
        <text:list-item>
          <text:p text:style-name="P39">A post can only <text:span text:style-name="T42">foll under one</text:span> main category</text:p>
        </text:list-item>
        <text:list-item>
          <text:p text:style-name="P39">A post can have <text:span text:style-name="T19">none</text:span> or <text:span text:style-name="T19">many</text:span> subcategories</text:p>
        </text:list-item>
        <text:list-item>
          <text:p text:style-name="P39">A post can have none or many tags associated with it</text:p>
        </text:list-item>
        <text:list-item>
          <text:p text:style-name="P40">A post can have none or many images</text:p>
        </text:list-item>
        <text:list-item>
          <text:p text:style-name="P40">A post can have none or many videos</text:p>
        </text:list-item>
        <text:list-item>
          <text:p text:style-name="P41">A tag can be associated with none or many posts</text:p>
        </text:list-item>
        <text:list-item>
          <text:p text:style-name="P42">A post can have none or many comment<text:span text:style-name="T36">s</text:span></text:p>
        </text:list-item>
        <text:list-item>
          <text:p text:style-name="P42">A comment can have none or many replies</text:p>
        </text:list-item>
        <text:list-item>
          <text:p text:style-name="P43">A post has only one author</text:p>
        </text:list-item>
        <text:list-item>
          <text:p text:style-name="P43">An author can have none or many posts</text:p>
        </text:list-item>
        <text:list-item>
          <text:p text:style-name="P44">A <text:span text:style-name="T37">person</text:span> can have none or many comments</text:p>
        </text:list-item>
        <text:list-item>
          <text:p text:style-name="P72">A <text:span text:style-name="T37">person</text:span> can reply to none or many comments</text:p>
        </text:list-item>
        <text:list-item>
          <text:p text:style-name="P45">An <text:span text:style-name="T38">administrator, </text:span>author, and user <text:span text:style-name="T22">is a person with a specific role</text:span></text:p>
        </text:list-item>
      </text:list>
      <text:p text:style-name="P46"/>
      <text:p text:style-name="P53">Content Etities Attributes</text:p>
      <text:p text:style-name="P52">P<text:span text:style-name="T30">eople</text:span>:</text:p>
      <text:list xml:id="list90839256480635" text:continue-numbering="true" text:style-name="List_20_1">
        <text:list-item>
          <text:p text:style-name="P54">Id – int</text:p>
        </text:list-item>
        <text:list-item>
          <text:p text:style-name="P54">Username – string</text:p>
        </text:list-item>
        <text:list-item>
          <text:p text:style-name="P54">Role – string</text:p>
        </text:list-item>
      </text:list>
      <text:p text:style-name="P60"/>
      <text:p text:style-name="P63">Post<text:span text:style-name="T30">s</text:span>:</text:p>
      <text:list xml:id="list90838563831661" text:continue-numbering="true" text:style-name="List_20_1">
        <text:list-item>
          <text:p text:style-name="P64">Id – int</text:p>
        </text:list-item>
        <text:list-item>
          <text:p text:style-name="P64">Title – string</text:p>
        </text:list-item>
        <text:list-item>
          <text:p text:style-name="P64">Summary – string</text:p>
        </text:list-item>
        <text:list-item>
          <text:p text:style-name="P64">PostContent – string</text:p>
        </text:list-item>
        <text:list-item>
          <text:p text:style-name="P64">CategoryId – int</text:p>
        </text:list-item>
        <text:list-item>
          <text:p text:style-name="P55">IsPublished – bool</text:p>
        </text:list-item>
        <text:list-item>
          <text:p text:style-name="P55">CreatedOn – DateTime</text:p>
        </text:list-item>
        <text:list-item>
          <text:p text:style-name="P55">LastModified – DateTime</text:p>
        </text:list-item>
        <text:list-item>
          <text:p text:style-name="P55">PublishedOn – DateTime</text:p>
        </text:list-item>
      </text:list>
      <text:p text:style-name="P60"/>
      <text:p text:style-name="P60">Categor<text:span text:style-name="T29">ies</text:span>:</text:p>
      <text:list xml:id="list90839554346042" text:continue-numbering="true" text:style-name="List_20_1">
        <text:list-item>
          <text:p text:style-name="P54">Id – int</text:p>
        </text:list-item>
        <text:list-item>
          <text:p text:style-name="P54"><text:span text:style-name="T35">Name</text:span> – string</text:p>
        </text:list-item>
        <text:list-item>
          <text:p text:style-name="P56">Description – string</text:p>
        </text:list-item>
        <text:list-item>
          <text:p text:style-name="P56"><text:soft-page-break/>IsPublished – bool</text:p>
        </text:list-item>
        <text:list-item>
          <text:p text:style-name="P56">CreatedOn – DateTime</text:p>
        </text:list-item>
        <text:list-item>
          <text:p text:style-name="P56">LastModified – DateTime</text:p>
        </text:list-item>
        <text:list-item>
          <text:p text:style-name="P56">PublishedOn – DateTime</text:p>
        </text:list-item>
        <text:list-item>
          <text:p text:style-name="P54">CreatedOn – DateTime</text:p>
        </text:list-item>
        <text:list-item>
          <text:p text:style-name="P54">LastModified – DateTime</text:p>
        </text:list-item>
      </text:list>
      <text:p text:style-name="P60"/>
      <text:p text:style-name="P61"><text:span text:style-name="T28">Sub</text:span>Categor<text:span text:style-name="T29">ies</text:span>:</text:p>
      <text:list xml:id="list90837846759478" text:continue-numbering="true" text:style-name="List_20_1">
        <text:list-item>
          <text:p text:style-name="P57">Id – int</text:p>
        </text:list-item>
        <text:list-item>
          <text:p text:style-name="P65">PostId - int</text:p>
        </text:list-item>
        <text:list-item>
          <text:p text:style-name="P57"><text:span text:style-name="T34">Name</text:span> – string</text:p>
        </text:list-item>
        <text:list-item>
          <text:p text:style-name="P57">Description – string</text:p>
        </text:list-item>
        <text:list-item>
          <text:p text:style-name="P57">IsPublished – bool</text:p>
        </text:list-item>
        <text:list-item>
          <text:p text:style-name="P57">CreatedOn – DateTime</text:p>
        </text:list-item>
        <text:list-item>
          <text:p text:style-name="P57">LastModified – DateTime</text:p>
        </text:list-item>
        <text:list-item>
          <text:p text:style-name="P57">PublishedOn – DateTime</text:p>
        </text:list-item>
        <text:list-item>
          <text:p text:style-name="P57">CreatedOn – DateTime</text:p>
        </text:list-item>
        <text:list-item>
          <text:p text:style-name="P57">LastModified – DateTime</text:p>
        </text:list-item>
      </text:list>
      <text:p text:style-name="P61"/>
      <text:p text:style-name="P66">Tags:</text:p>
      <text:list xml:id="list90838186709082" text:continue-numbering="true" text:style-name="List_20_1">
        <text:list-item>
          <text:p text:style-name="P67">Id – int</text:p>
        </text:list-item>
        <text:list-item>
          <text:p text:style-name="P67">PostId – int</text:p>
        </text:list-item>
        <text:list-item>
          <text:p text:style-name="P71">AuthorId - int</text:p>
        </text:list-item>
        <text:list-item>
          <text:p text:style-name="P67"><text:span text:style-name="T33">TagName</text:span> - <text:span text:style-name="T31">string</text:span></text:p>
        </text:list-item>
        <text:list-item>
          <text:p text:style-name="P58">CreatedOn – DateTime</text:p>
        </text:list-item>
        <text:list-item>
          <text:p text:style-name="P58">LastModified – DateTime</text:p>
        </text:list-item>
        <text:list-item>
          <text:p text:style-name="P58">CreatedOn – DateTime</text:p>
        </text:list-item>
        <text:list-item>
          <text:p text:style-name="P58">LastModified – DateTime</text:p>
        </text:list-item>
      </text:list>
      <text:p text:style-name="P62"/>
      <text:p text:style-name="P73">Comments:</text:p>
      <text:list xml:id="list90839284911684" text:continue-numbering="true" text:style-name="List_20_1">
        <text:list-item>
          <text:p text:style-name="P74">CommentId – int</text:p>
        </text:list-item>
        <text:list-item>
          <text:p text:style-name="P74">ParentId – int <text:span text:style-name="T39">(CommentId </text:span><text:span text:style-name="T40">used when replying to a comment)</text:span></text:p>
        </text:list-item>
        <text:list-item>
          <text:p text:style-name="P81">Level – bit (0 for initial comment, 1 for reply)</text:p>
        </text:list-item>
        <text:list-item>
          <text:p text:style-name="P74">PersonId – int</text:p>
        </text:list-item>
        <text:list-item>
          <text:p text:style-name="P74">CommentContent – string</text:p>
        </text:list-item>
        <text:list-item>
          <text:p text:style-name="P59">IsPublished – bool</text:p>
        </text:list-item>
        <text:list-item>
          <text:p text:style-name="P59">CreatedOn – DateTime</text:p>
        </text:list-item>
        <text:list-item>
          <text:p text:style-name="P59">LastModified – DateTime</text:p>
        </text:list-item>
        <text:list-item>
          <text:p text:style-name="P59">PublishedOn – DateTime</text:p>
        </text:list-item>
        <text:list-item>
          <text:p text:style-name="P59">CreatedOn – DateTime</text:p>
        </text:list-item>
        <text:list-item>
          <text:p text:style-name="P59">LastModified – DateTime</text:p>
        </text:list-item>
      </text:list>
      <text:p text:style-name="P73"/>
      <text:p text:style-name="P77">Access Control Database</text:p>
      <text:p text:style-name="P79">Required admin detail: Required author detail: Email Address (username), password, first name, last name</text:p>
      <text:p text:style-name="P79">Required user detail: only need their email address (username) and a password;</text:p>
      <text:p text:style-name="P79">Required author detail: Email Address (username), password, first name, last name</text:p>
      <text:p text:style-name="P80">Default MS indentity tables will be used. Where applicable first name and last name fields will be added</text:p>
      <text:p text:style-name="P75"/>
      <text:p text:style-name="P73"/>
      <text:p text:style-name="P9"/>
      <text:p text:style-name="P9"><text:soft-page-break/>Action Plan</text:p>
      <text:p text:style-name="P14"/>
      <text:list xml:id="list90839353893054" text:continue-numbering="true" text:style-name="List_20_1">
        <text:list-item>
          <text:p text:style-name="P47">Create a github repository</text:p>
        </text:list-item>
        <text:list-item>
          <text:p text:style-name="P48">Create the project</text:p>
          <text:list>
            <text:list-item>
              <text:p text:style-name="P48">Will consist of:</text:p>
              <text:list>
                <text:list-item>
                  <text:p text:style-name="P49">Database Project for the content</text:p>
                </text:list-item>
                <text:list-item>
                  <text:p text:style-name="P49">The access control database will be be created using EF Codefirst inside the Blazor project</text:p>
                </text:list-item>
                <text:list-item>
                  <text:p text:style-name="P49">Models</text:p>
                </text:list-item>
                <text:list-item>
                  <text:p text:style-name="P49">DTOs</text:p>
                </text:list-item>
                <text:list-item>
                  <text:p text:style-name="P49">Repository – <text:span text:style-name="T18">Dapper will be used</text:span></text:p>
                </text:list-item>
                <text:list-item>
                  <text:p text:style-name="P50">WebAPI –<text:span text:style-name="T26">Maybe</text:span> <text:span text:style-name="T25">Look at incorporating the API into the blazor projec</text:span><text:span text:style-name="T44">t??</text:span></text:p>
                </text:list-item>
                <text:list-item>
                  <text:p text:style-name="P50">Blazor</text:p>
                </text:list-item>
              </text:list>
            </text:list-item>
          </text:list>
        </text:list-item>
        <text:list-item>
          <text:p text:style-name="P51">Create the content database</text:p>
        </text:list-item>
        <text:list-item>
          <text:p text:style-name="P51">Create the acces control database</text:p>
        </text:list-item>
        <text:list-item>
          <text:p text:style-name="P51">Implement authentication and authorisation in the <text:span text:style-name="T24">blazor app – code first</text:span></text:p>
        </text:list-item>
        <text:list-item>
          <text:p text:style-name="P51">Implement authentication <text:span text:style-name="T23">and authorization </text:span>in the WebAPI and WPF app - <text:span text:style-name="T24">data first?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4T09:17:12.200000000</meta:creation-date>
    <dc:date>2024-03-16T08:48:00.850000000</dc:date>
    <meta:editing-duration>PT4H6M37S</meta:editing-duration>
    <meta:editing-cycles>140</meta:editing-cycles>
    <meta:generator>LibreOffice/7.5.0.3$Windows_x86 LibreOffice_project/c21113d003cd3efa8c53188764377a8272d9d6de</meta:generator>
    <meta:document-statistic meta:table-count="0" meta:image-count="0" meta:object-count="0" meta:page-count="4" meta:paragraph-count="143" meta:word-count="1078" meta:character-count="5847" meta:non-whitespace-character-count="4980"/>
  </office:meta>
</office:document-meta>
</file>